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officeooo:rsid="00173d75" officeooo:paragraph-rsid="004aa5e2"/>
    </style:style>
    <style:style style:name="P3" style:family="paragraph" style:parent-style-name="Standard">
      <style:text-properties officeooo:rsid="00173d75" officeooo:paragraph-rsid="004c0492"/>
    </style:style>
    <style:style style:name="P4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5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6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7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8" style:family="paragraph" style:parent-style-name="Standard">
      <style:text-properties style:text-underline-style="solid" style:text-underline-width="auto" style:text-underline-color="font-color" officeooo:rsid="004c0492" officeooo:paragraph-rsid="004c0492"/>
    </style:style>
    <style:style style:name="P9" style:family="paragraph" style:parent-style-name="Standard">
      <style:text-properties officeooo:rsid="001939e8" officeooo:paragraph-rsid="00173d75"/>
    </style:style>
    <style:style style:name="P10" style:family="paragraph" style:parent-style-name="Standard">
      <style:text-properties officeooo:rsid="001939e8" officeooo:paragraph-rsid="001939e8"/>
    </style:style>
    <style:style style:name="P11" style:family="paragraph" style:parent-style-name="Standard">
      <style:text-properties officeooo:rsid="001bfea2" officeooo:paragraph-rsid="001939e8"/>
    </style:style>
    <style:style style:name="P12" style:family="paragraph" style:parent-style-name="Standard">
      <style:text-properties officeooo:rsid="001bfea2" officeooo:paragraph-rsid="001bfea2"/>
    </style:style>
    <style:style style:name="P13" style:family="paragraph" style:parent-style-name="Standard">
      <style:text-properties fo:color="#000000" officeooo:rsid="001d3e6e" officeooo:paragraph-rsid="001d3e6e"/>
    </style:style>
    <style:style style:name="P14" style:family="paragraph" style:parent-style-name="Standard">
      <style:text-properties fo:color="#000000" officeooo:rsid="001d3e6e" officeooo:paragraph-rsid="001e50af"/>
    </style:style>
    <style:style style:name="P15" style:family="paragraph" style:parent-style-name="Standard">
      <style:text-properties fo:color="#000000" officeooo:rsid="001e50af" officeooo:paragraph-rsid="001e50af"/>
    </style:style>
    <style:style style:name="P16" style:family="paragraph" style:parent-style-name="Standard">
      <style:text-properties fo:color="#000000" officeooo:paragraph-rsid="001e50af"/>
    </style:style>
    <style:style style:name="P17" style:family="paragraph" style:parent-style-name="Standard">
      <style:text-properties fo:color="#000000" officeooo:rsid="00244b17" officeooo:paragraph-rsid="00244b17"/>
    </style:style>
    <style:style style:name="P18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9" style:family="paragraph" style:parent-style-name="Standard">
      <style:text-properties fo:color="#000000" officeooo:rsid="00293b0a" officeooo:paragraph-rsid="00293b0a"/>
    </style:style>
    <style:style style:name="P20" style:family="paragraph" style:parent-style-name="Standard">
      <style:text-properties fo:color="#000000" officeooo:rsid="002c5b87" officeooo:paragraph-rsid="002c5b87"/>
    </style:style>
    <style:style style:name="P21" style:family="paragraph" style:parent-style-name="Standard">
      <style:text-properties fo:color="#000000" officeooo:rsid="002e88cc" officeooo:paragraph-rsid="002e88cc"/>
    </style:style>
    <style:style style:name="P22" style:family="paragraph" style:parent-style-name="Standard">
      <style:text-properties fo:color="#000000" officeooo:rsid="002f40ba" officeooo:paragraph-rsid="002f40ba"/>
    </style:style>
    <style:style style:name="P23" style:family="paragraph" style:parent-style-name="Standard">
      <style:text-properties fo:color="#000000" officeooo:rsid="0033d622" officeooo:paragraph-rsid="0033d622"/>
    </style:style>
    <style:style style:name="P24" style:family="paragraph" style:parent-style-name="Standard">
      <style:text-properties fo:color="#000000" officeooo:rsid="003ba105" officeooo:paragraph-rsid="003ba105"/>
    </style:style>
    <style:style style:name="P25" style:family="paragraph" style:parent-style-name="Standard">
      <style:text-properties fo:color="#000000" officeooo:rsid="003f5f6f" officeooo:paragraph-rsid="003f5f6f"/>
    </style:style>
    <style:style style:name="P26" style:family="paragraph" style:parent-style-name="Standard">
      <style:text-properties fo:color="#000000" officeooo:rsid="0044eb31" officeooo:paragraph-rsid="0044eb31"/>
    </style:style>
    <style:style style:name="P27" style:family="paragraph" style:parent-style-name="Standard">
      <style:text-properties fo:color="#000000" officeooo:rsid="0045a4d5" officeooo:paragraph-rsid="0045a4d5"/>
    </style:style>
    <style:style style:name="P28" style:family="paragraph" style:parent-style-name="Standard">
      <style:text-properties fo:color="#000000" officeooo:rsid="00475b5a" officeooo:paragraph-rsid="00475b5a"/>
    </style:style>
    <style:style style:name="P29" style:family="paragraph" style:parent-style-name="Standard">
      <style:text-properties fo:color="#000000" officeooo:rsid="004a33f2" officeooo:paragraph-rsid="004a33f2"/>
    </style:style>
    <style:style style:name="P30" style:family="paragraph" style:parent-style-name="Standard">
      <style:text-properties fo:color="#000000" officeooo:rsid="004d1ac8" officeooo:paragraph-rsid="004d1ac8"/>
    </style:style>
    <style:style style:name="P31" style:family="paragraph" style:parent-style-name="Standard">
      <style:text-properties fo:color="#000000" officeooo:rsid="00505627" officeooo:paragraph-rsid="00505627"/>
    </style:style>
    <style:style style:name="P3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3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3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3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3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37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3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3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4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4d1ac8"/>
    </style:style>
    <style:style style:name="P4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4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4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4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4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4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c0bd2" officeooo:paragraph-rsid="003c0bd2"/>
    </style:style>
    <style:style style:name="P4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dd794" officeooo:paragraph-rsid="003dd794"/>
    </style:style>
    <style:style style:name="P4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15cb0" officeooo:paragraph-rsid="00415cb0"/>
    </style:style>
    <style:style style:name="P4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2eb3e" officeooo:paragraph-rsid="0042eb3e"/>
    </style:style>
    <style:style style:name="P5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a33f2" officeooo:paragraph-rsid="004a33f2"/>
    </style:style>
    <style:style style:name="P5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d1ac8" officeooo:paragraph-rsid="004d1ac8"/>
    </style:style>
    <style:style style:name="P52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53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54" style:family="paragraph" style:parent-style-name="Standard">
      <style:text-properties officeooo:rsid="002289ae" officeooo:paragraph-rsid="002289ae"/>
    </style:style>
    <style:style style:name="P55" style:family="paragraph" style:parent-style-name="Standard">
      <style:text-properties officeooo:paragraph-rsid="001e50af"/>
    </style:style>
    <style:style style:name="P56" style:family="paragraph" style:parent-style-name="Standard">
      <style:text-properties officeooo:paragraph-rsid="003dd794"/>
    </style:style>
    <style:style style:name="P57" style:family="paragraph" style:parent-style-name="Standard">
      <style:text-properties officeooo:rsid="004aa5e2" officeooo:paragraph-rsid="004aa5e2"/>
    </style:style>
    <style:style style:name="P58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59" style:family="paragraph" style:parent-style-name="Standard">
      <style:paragraph-properties fo:padding="0.049cm" fo:border="0.06pt solid #000000" style:shadow="none" style:writing-mode="page"/>
      <style:text-properties fo:color="#000000" officeooo:rsid="003f5f6f" officeooo:paragraph-rsid="003f5f6f"/>
    </style:style>
    <style:style style:name="P60" style:family="paragraph" style:parent-style-name="Standard">
      <style:paragraph-properties fo:padding="0.049cm" fo:border="0.06pt solid #000000" style:shadow="none" style:writing-mode="page"/>
      <style:text-properties fo:color="#000000" officeooo:rsid="0045a4d5" officeooo:paragraph-rsid="0045a4d5"/>
    </style:style>
    <style:style style:name="P61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4d1ac8" officeooo:paragraph-rsid="004d1ac8"/>
    </style:style>
    <style:style style:name="P6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officeooo:paragraph-rsid="003dd794" style:text-blinking="false" loext:padding="0cm" loext:border="none"/>
    </style:style>
    <style:style style:name="P6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a33f2" officeooo:paragraph-rsid="004a33f2" style:text-blinking="false" loext:padding="0cm" loext:border="none"/>
    </style:style>
    <style:style style:name="P6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4d1ac8" officeooo:paragraph-rsid="004d1ac8" style:text-blinking="false" loext:padding="0cm" loext:border="none"/>
    </style:style>
    <style:style style:name="P65" style:family="paragraph" style:parent-style-name="Standard">
      <style:text-properties fo:color="#000000" officeooo:rsid="00505627" officeooo:paragraph-rsid="00505627"/>
    </style:style>
    <style:style style:name="P66" style:family="paragraph" style:parent-style-name="Standard">
      <style:text-properties fo:color="#000000" officeooo:rsid="00548d10" officeooo:paragraph-rsid="00548d10"/>
    </style:style>
    <style:style style:name="P67" style:family="paragraph" style:parent-style-name="Standard">
      <style:text-properties fo:color="#000000" officeooo:rsid="004d1ac8" officeooo:paragraph-rsid="004d1ac8"/>
    </style:style>
    <style:style style:name="P68" style:family="paragraph" style:parent-style-name="Standard">
      <style:text-properties fo:color="#000000" officeooo:rsid="004d1ac8" officeooo:paragraph-rsid="00553f1b"/>
    </style:style>
    <style:style style:name="P69" style:family="paragraph" style:parent-style-name="Standard">
      <style:text-properties fo:color="#000000" officeooo:rsid="00553f1b" officeooo:paragraph-rsid="00553f1b"/>
    </style:style>
    <style:style style:name="P70" style:family="paragraph" style:parent-style-name="Standard">
      <style:text-properties fo:color="#000000" officeooo:rsid="004a33f2" officeooo:paragraph-rsid="004a33f2"/>
    </style:style>
    <style:style style:name="P71" style:family="paragraph" style:parent-style-name="Standard">
      <style:text-properties fo:color="#000000" officeooo:rsid="005540b0" officeooo:paragraph-rsid="005540b0"/>
    </style:style>
    <style:style style:name="P72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5327c5" officeooo:paragraph-rsid="005327c5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 officeooo:rsid="003dd794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e6fb0" style:text-blinking="false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Consolas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4" style:family="text">
      <style:text-properties fo:color="#000000" officeooo:rsid="001e50af"/>
    </style:style>
    <style:style style:name="T15" style:family="text">
      <style:text-properties officeooo:rsid="001e50a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Liberation Serif" style:font-weight-asian="normal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font-size="12.75pt" officeooo:rsid="0035842f"/>
    </style:style>
    <style:style style:name="T20" style:family="text">
      <style:text-properties fo:font-size="12.75pt" style:text-underline-style="solid" style:text-underline-width="auto" style:text-underline-color="font-color" officeooo:rsid="0035842f"/>
    </style:style>
    <style:style style:name="T21" style:family="text">
      <style:text-properties style:text-line-through-style="none" style:text-line-through-type="none" style:font-name="Liberation Serif" style:text-underline-style="none" style:text-blinking="false" loext:padding="0cm" loext:border="none"/>
    </style:style>
    <style:style style:name="T2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Login </text:p>
      <text:p text:style-name="P1"/>
      <text:p text:style-name="P1">Páginas utilizadas como apoyo: </text:p>
      <text:p text:style-name="P1"/>
      <text:p text:style-name="P4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57">Articulo 1 : Funcionamiento del sistema de autentificación en PHP</text:p>
      <text:p text:style-name="P57"/>
      <text:p text:style-name="P57"><text:a xlink:type="simple" xlink:href="https://desarrolloweb.com/articulos/1007.php" text:style-name="Internet_20_link" text:visited-style-name="Visited_20_Internet_20_Link">https://desarrolloweb.com/articulos/1007.php</text:a></text:p>
      <text:p text:style-name="P2"/>
      <text:p text:style-name="P5">Articulo 2: Página inicial con el formulario de autentificación <text:s/>en PHP</text:p>
      <text:p text:style-name="P54"/>
      <text:p text:style-name="P54"><text:a xlink:type="simple" xlink:href="https://desarrolloweb.com/articulos/1008.php" text:style-name="Internet_20_link" text:visited-style-name="Visited_20_Internet_20_Link">https://desarrolloweb.com/articulos/1008.php</text:a></text:p>
      <text:p text:style-name="P54"/>
      <text:p text:style-name="P5">Articulo 3: Control de los datos de autentificación en PHP</text:p>
      <text:p text:style-name="P54"/>
      <text:p text:style-name="P54"><text:a xlink:type="simple" xlink:href="https://desarrolloweb.com/articulos/1009.php" text:style-name="Internet_20_link" text:visited-style-name="Visited_20_Internet_20_Link">https://desarrolloweb.com/articulos/1009.php</text:a></text:p>
      <text:p text:style-name="P54"/>
      <text:p text:style-name="P7">Articulo 4: Capa de seguridad en PHP</text:p>
      <text:p text:style-name="P7"/>
      <text:p text:style-name="P7"><text:a xlink:type="simple" xlink:href="https://desarrolloweb.com/articulos/1010.php" text:style-name="Internet_20_link" text:visited-style-name="Visited_20_Internet_20_Link">https://desarrolloweb.com/articulos/1010.php</text:a></text:p>
      <text:p text:style-name="P7"/>
      <text:p text:style-name="P8">Artivulo 5 : Archivos de la aplicación con acceso restringido en PHP</text:p>
      <text:p text:style-name="P8"/>
      <text:p text:style-name="P8"><text:a xlink:type="simple" xlink:href="https://desarrolloweb.com/articulos/1011.php" text:style-name="Internet_20_link" text:visited-style-name="Visited_20_Internet_20_Link">https://desarrolloweb.com/articulos/1011.php</text:a></text:p>
      <text:p text:style-name="P3"/>
      <text:p text:style-name="P6">Articulo 8 : Cierre de sesión al cerrar el navegador </text:p>
      <text:p text:style-name="P9"/>
      <text:p text:style-name="P10"><text:a xlink:type="simple" xlink:href="https://desarrolloweb.com/articulos/2022.php" text:style-name="Internet_20_link" text:visited-style-name="Visited_20_Internet_20_Link">https://desarrolloweb.com/articulos/2022.php</text:a></text:p>
      <text:p text:style-name="P11"/>
      <text:p text:style-name="P12">• Consultar : <text:span text:style-name="T3">Hay acceso al archivo de inicio de php “php.ini” en el servidor de COPPENS?</text:span> </text:p>
      <text:p text:style-name="P12"/>
      <text:p text:style-name="P18">Articulo 9: <text:span text:style-name="T5">Autentificación PHP para múltiples usuarios usando MySQL</text:span></text:p>
      <text:p text:style-name="P13"/>
      <text:p text:style-name="P13"><text:a xlink:type="simple" xlink:href="https://desarrolloweb.com/articulos/1095.php" text:style-name="Internet_20_link" text:visited-style-name="Visited_20_Internet_20_Link">https://desarrolloweb.com/articulos/1095.php</text:a></text:p>
      <text:p text:style-name="P13"/>
      <text:p text:style-name="P13">• <text:span text:style-name="T16">Usuarios y contraseñas.</text:span></text:p>
      <text:p text:style-name="P13"/>
      <text:p text:style-name="P16"><text:span text:style-name="T15">Articulo 10: </text:span><text:span text:style-name="T5">Autenticar usuario y guardar en una cookie con PHP</text:span></text:p>
      <text:p text:style-name="P15"/>
      <text:p text:style-name="P15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4"/>
      <text:p text:style-name="P55"><text:span text:style-name="T14"><text:s/></text:span><text:span text:style-name="T4">L</text:span><text:span text:style-name="T9">a complejidad la aportará la parte de guardar el usuario en una cookie.</text:span></text:p>
      <text:p text:style-name="P53"/>
      <text:p text:style-name="P17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32"/>
      <text:p text:style-name="P33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33"/>
      <text:p text:style-name="P34">• <text:span text:style-name="T16">Explicación comando “form” en HTML </text:span></text:p>
      <text:p text:style-name="P34"><text:soft-page-break/></text:p>
      <text:p text:style-name="P35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35"/>
      <text:p text:style-name="P35">• <text:span text:style-name="T16">En HTML : Diferencias entre “id” y “name” dentro del comando “input”</text:span></text:p>
      <text:p text:style-name="P35"/>
      <text:p text:style-name="P35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35"/>
      <text:p text:style-name="P39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39"/>
      <text:p text:style-name="P52"><text:span text:style-name="T19">• </text:span><text:span text:style-name="T20">Pasar variables por la URL con PHP </text:span></text:p>
      <text:p text:style-name="P43"><text:a xlink:type="simple" xlink:href="https://desarrolloweb.com/articulos/317.php" text:style-name="Internet_20_link" text:visited-style-name="Visited_20_Internet_20_Link">https://desarrolloweb.com/articulos/317.php</text:a></text:p>
      <text:p text:style-name="P43"/>
      <text:p text:style-name="P43"/>
      <text:p text:style-name="P39"/>
      <text:p text:style-name="P35"/>
      <text:p text:style-name="P37">• <text:span text:style-name="T3">Notice: Undefined index: <text:s text:c="2"/></text:span><text:span text:style-name="T17">Aviso: variable indefinida</text:span></text:p>
      <text:p text:style-name="P35"/>
      <text:p text:style-name="P36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36"/>
      <text:p text:style-name="P36">•<text:span text:style-name="T16">El código PHP de mi página no se ejecuta y el navegador muestra su contenido</text:span> (SOLUCION)</text:p>
      <text:p text:style-name="P35"/>
      <text:p text:style-name="P36"><text:a xlink:type="simple" xlink:href="https://www.youtube.com/watch?v=5ukYZu2oyXM" text:style-name="Internet_20_link" text:visited-style-name="Visited_20_Internet_20_Link">https://www.youtube.com/watch?v=5ukYZu2oyXM</text:a></text:p>
      <text:p text:style-name="P36"/>
      <text:p text:style-name="P38">• Uso e importancia del comando “filter_input”</text:p>
      <text:p text:style-name="P36"/>
      <text:p text:style-name="P39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39"/>
      <text:p text:style-name="P39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39"/>
      <text:p text:style-name="P39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39"/>
      <text:p text:style-name="P45">• <text:span text:style-name="T22">Diferencia entre “include” y “header” </text:span></text:p>
      <text:p text:style-name="P45"/>
      <text:p text:style-name="P45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45"/>
      <text:p text:style-name="P46">• Métodos estáticos en PHP</text:p>
      <text:p text:style-name="P46"><text:line-break/><text:a xlink:type="simple" xlink:href="https://stackoverflow.com/questions/9206760/static-methods-in-php" text:style-name="Internet_20_link" text:visited-style-name="Visited_20_Internet_20_Link">https://stackoverflow.com/questions/9206760/static-methods-in-php</text:a></text:p>
      <text:p text:style-name="P46"/>
      <text:p text:style-name="P56"><text:span text:style-name="T10">• </text:span><text:span text:style-name="T11">“Fatal error: Cannot redeclare &lt;function&gt;” : </text:span><text:a xlink:type="simple" xlink:href="http://www.php.net/manual/en/function.include-once.php" text:style-name="Internet_20_link" text:visited-style-name="Visited_20_Internet_20_Link"><text:span text:style-name="Source_20_Text"><text:span text:style-name="T13">include_once</text:span></text:span></text:a><text:span text:style-name="T21"> </text:span><text:span text:style-name="T12">lo resuelve </text:span></text:p>
      <text:p text:style-name="P62"/>
      <text:p text:style-name="P47"><text:a xlink:type="simple" xlink:href="https://stackoverflow.com/questions/1953857/fatal-error-cannot-redeclare-function" text:style-name="Internet_20_link" text:visited-style-name="Visited_20_Internet_20_Link"><text:span text:style-name="T21">https://stackoverflow.com/questions/1953857/fatal-error-cannot-redeclare-function</text:span></text:a></text:p>
      <text:p text:style-name="P62"/>
      <text:p text:style-name="P63">• Limpiar variables $_POST &amp; $_GET</text:p>
      <text:p text:style-name="P63"/>
      <text:p text:style-name="P50"><text:soft-page-break/><text:a xlink:type="simple" xlink:href="http://foros.cristalab.com/como-limpiar-variables-post-t30008/" text:style-name="Internet_20_link" text:visited-style-name="Visited_20_Internet_20_Link"><text:span text:style-name="T21">http://foros.cristalab.com/como-limpiar-variables-post-t30008/</text:span></text:a></text:p>
      <text:p text:style-name="P63"/>
      <text:p text:style-name="P64">• Utilización de “include” y “require” en PHP </text:p>
      <text:p text:style-name="P64"/>
      <text:p text:style-name="P51"><text:a xlink:type="simple" xlink:href="http://www.cristalab.com/tutoriales/como-usar-include-y-require-en-php-c203l/" text:style-name="Internet_20_link" text:visited-style-name="Visited_20_Internet_20_Link"><text:span text:style-name="T21">http://www.cristalab.com/tutoriales/como-usar-include-y-require-en-php-c203l/</text:span></text:a></text:p>
      <text:p text:style-name="P40"/>
      <text:p text:style-name="P41">• Etiqueta HTML &lt;input&gt;</text:p>
      <text:p text:style-name="P41"/>
      <text:p text:style-name="P41"><text:a xlink:type="simple" xlink:href="https://www.w3schools.com/tags/tag_input.asp" text:style-name="Internet_20_link" text:visited-style-name="Visited_20_Internet_20_Link">https://www.w3schools.com/tags/tag_input.asp</text:a></text:p>
      <text:p text:style-name="P41"/>
      <text:p text:style-name="P41">• <text:span text:style-name="T18">HTML &lt;form&gt; method Attribute</text:span></text:p>
      <text:p text:style-name="P39"/>
      <text:p text:style-name="P41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41"/>
      <text:p text:style-name="P42">• HTML : Cambiar color de texto con etiqueta &lt;font&gt;</text:p>
      <text:p text:style-name="P42"/>
      <text:p text:style-name="P42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42"/>
      <text:p text:style-name="P44">• HTML: Etiqueta &lt;a&gt;</text:p>
      <text:p text:style-name="P42"/>
      <text:p text:style-name="P44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44"/>
      <text:p text:style-name="P48">• HTML : Elementos/Etiquetas &lt;ul&gt;&lt;/ul&gt; &amp; &lt;li&gt;&lt;/li&gt;</text:p>
      <text:p text:style-name="P44"/>
      <text:p text:style-name="P49"><text:a xlink:type="simple" xlink:href="https://www.htmlquick.com/es/reference/tags/ul.html#:~:text=El%20elemento%20ul%20representa%20una,representados%20por%20el%20elemento%20li%20" text:style-name="Internet_20_link" text:visited-style-name="Visited_20_Internet_20_Link">https://www.htmlquick.com/es/reference/tags/ul.html#:~:text=El%20elemento%20ul%20representa%20una,representados%20por%20el%20elemento%20li%20</text:a>.</text:p>
      <text:p text:style-name="P49"/>
      <text:p text:style-name="P39"/>
      <text:p text:style-name="P17">Comandos PHP …</text:p>
      <text:p text:style-name="P17"/>
      <text:p text:style-name="P17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7"/>
      <text:p text:style-name="P19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9"/>
      <text:p text:style-name="P20"><text:a xlink:type="simple" xlink:href="https://www.php.net/manual/es/function.empty.php" text:style-name="Internet_20_link" text:visited-style-name="Visited_20_Internet_20_Link">https://www.php.net/manual/es/function.empty.php</text:a></text:p>
      <text:p text:style-name="P20"/>
      <text:p text:style-name="P21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21"/>
      <text:p text:style-name="P21"><text:a xlink:type="simple" xlink:href="https://www.php.net/manual/es/language.oop5.php" text:style-name="Internet_20_link" text:visited-style-name="Visited_20_Internet_20_Link">https://www.php.net/manual/es/language.oop5.php</text:a></text:p>
      <text:p text:style-name="P21"/>
      <text:p text:style-name="P21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21"/>
      <text:p text:style-name="P22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22"/>
      <text:p text:style-name="P23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23"/>
      <text:p text:style-name="P24"><text:a xlink:type="simple" xlink:href="https://www.php.net/manual/en/function.include-once.php" text:style-name="Internet_20_link" text:visited-style-name="Visited_20_Internet_20_Link">https://www.php.net/manual/en/function.include-once.php</text:a></text:p>
      <text:p text:style-name="P24"/>
      <text:p text:style-name="P59"><text:a xlink:type="simple" xlink:href="https://www.php.net/manual/es/pdo.prepare.php" text:style-name="Internet_20_link" text:visited-style-name="Visited_20_Internet_20_Link">https://www.php.net/manual/es/pdo.prepare.php</text:a></text:p>
      <text:p text:style-name="P59"><text:soft-page-break/></text:p>
      <text:p text:style-name="P59"><text:a xlink:type="simple" xlink:href="https://www.php.net/manual/es/mysqli.prepare.php" text:style-name="Internet_20_link" text:visited-style-name="Visited_20_Internet_20_Link">https://www.php.net/manual/es/mysqli.prepare.php</text:a></text:p>
      <text:p text:style-name="P25"/>
      <text:p text:style-name="P26"><text:a xlink:type="simple" xlink:href="https://www.php.net/manual/es/function.session-name.php" text:style-name="Internet_20_link" text:visited-style-name="Visited_20_Internet_20_Link">https://www.php.net/manual/es/function.session-name.php</text:a></text:p>
      <text:p text:style-name="P26"/>
      <text:p text:style-name="P27"><text:a xlink:type="simple" xlink:href="https://www.php.net/manual/es/function.date.php" text:style-name="Internet_20_link" text:visited-style-name="Visited_20_Internet_20_Link">https://www.php.net/manual/es/function.date.php</text:a></text:p>
      <text:p text:style-name="P27"/>
      <text:p text:style-name="P27"/>
      <text:p text:style-name="P60"><text:a xlink:type="simple" xlink:href="https://www.php.net/manual/es/reserved.variables.get.php" text:style-name="Internet_20_link" text:visited-style-name="Visited_20_Internet_20_Link">https://www.php.net/manual/es/reserved.variables.get.php</text:a></text:p>
      <text:p text:style-name="P60"/>
      <text:p text:style-name="P60"><text:a xlink:type="simple" xlink:href="https://www.php.net/manual/es/reserved.variables.post.php" text:style-name="Internet_20_link" text:visited-style-name="Visited_20_Internet_20_Link">https://www.php.net/manual/es/reserved.variables.post.php</text:a></text:p>
      <text:p text:style-name="P27"/>
      <text:p text:style-name="P27"/>
      <text:p text:style-name="P28"><text:a xlink:type="simple" xlink:href="https://www.php.net/manual/es/function.strtotime.php" text:style-name="Internet_20_link" text:visited-style-name="Visited_20_Internet_20_Link">https://www.php.net/manual/es/function.strtotime.php</text:a></text:p>
      <text:p text:style-name="P28"/>
      <text:p text:style-name="P29"><text:a xlink:type="simple" xlink:href="https://www.php.net/manual/es/function.unset.php" text:style-name="Internet_20_link" text:visited-style-name="Visited_20_Internet_20_Link">https://www.php.net/manual/es/function.unset.php</text:a></text:p>
      <text:p text:style-name="P29"/>
      <text:p text:style-name="P71"><text:a xlink:type="simple" xlink:href="https://www.php.net/manual/es/function.password-verify.php" text:style-name="Internet_20_link" text:visited-style-name="Visited_20_Internet_20_Link">https://www.php.net/manual/es/function.password-verify.php</text:a></text:p>
      <text:p text:style-name="P71"/>
      <text:p text:style-name="P29"/>
      <text:p text:style-name="P61">Cookies </text:p>
      <text:p text:style-name="P30"/>
      <text:p text:style-name="P31"><text:a xlink:type="simple" xlink:href="https://www.php.net/manual/es/function.session-set-cookie-params.php" text:style-name="Internet_20_link" text:visited-style-name="Visited_20_Internet_20_Link">https://www.php.net/manual/es/function.session-set-cookie-params.php</text:a></text:p>
      <text:p text:style-name="P31"/>
      <text:p text:style-name="P31"><text:a xlink:type="simple" xlink:href="https://www.php.net/manual/es/session.configuration.php" text:style-name="Internet_20_link" text:visited-style-name="Visited_20_Internet_20_Link">https://www.php.net/manual/es/session.configuration.php</text:a></text:p>
      <text:p text:style-name="P31"/>
      <text:p text:style-name="P31"><text:a xlink:type="simple" xlink:href="https://www.php.net/manual/es/session.configuration.php#ini.session.use-only-cookies" text:style-name="Internet_20_link" text:visited-style-name="Visited_20_Internet_20_Link">https://www.php.net/manual/es/session.configuration.php#ini.session.use-only-cookies</text:a></text:p>
      <text:p text:style-name="P31"/>
      <text:p text:style-name="P31"><text:a xlink:type="simple" xlink:href="https://www.php.net/manual/es/session.configuration.php#ini.session.use-trans-sid" text:style-name="Internet_20_link" text:visited-style-name="Visited_20_Internet_20_Link">https://www.php.net/manual/es/session.configuration.php#ini.session.use-trans-sid</text:a></text:p>
      <text:p text:style-name="P31"/>
      <text:p text:style-name="P31"><text:a xlink:type="simple" xlink:href="https://www.php.net/manual/es/function.ini-get.php" text:style-name="Internet_20_link" text:visited-style-name="Visited_20_Internet_20_Link">https://www.php.net/manual/es/function.ini-get.php</text:a></text:p>
      <text:p text:style-name="P31"/>
      <text:p text:style-name="P72">Objetos de datos PHP : PDO</text:p>
      <text:p text:style-name="P31"/>
      <text:p text:style-name="P69"><text:a xlink:type="simple" xlink:href="https://diego.com.es/tutorial-de-pdo#:~:text=Una%20instancia%20de%20PDOStatement%20se,la%20seguridad%20de%20la%20aplicación" text:style-name="Internet_20_link" text:visited-style-name="Visited_20_Internet_20_Link">https://diego.com.es/tutorial-de-pdo#:~:text=Una%20instancia%20de%20PDOStatement%20se,la%20seguridad%20de%20la%20aplicaci%C3%B3n</text:a>.</text:p>
      <text:p text:style-name="P68"/>
      <text:p text:style-name="P66"><text:a xlink:type="simple" xlink:href="https://www.php.net/manual/es/pdo.drivers.php" text:style-name="Internet_20_link" text:visited-style-name="Visited_20_Internet_20_Link">https://www.php.net/manual/es/pdo.drivers.php</text:a></text:p>
      <text:p text:style-name="P66"/>
      <text:p text:style-name="P66"><text:a xlink:type="simple" xlink:href="https://www.php.net/manual/es/intro.pdo.php" text:style-name="Internet_20_link" text:visited-style-name="Visited_20_Internet_20_Link">https://www.php.net/manual/es/intro.pdo.php</text:a></text:p>
      <text:p text:style-name="P66"/>
      <text:p text:style-name="P66"><text:a xlink:type="simple" xlink:href="https://www.php.net/manual/es/pdostatement.bindvalue.php" text:style-name="Internet_20_link" text:visited-style-name="Visited_20_Internet_20_Link">https://www.php.net/manual/es/pdostatement.bindvalue.php</text:a></text:p>
      <text:p text:style-name="P66"/>
      <text:p text:style-name="P69"><text:a xlink:type="simple" xlink:href="https://www.php.net/manual/es/class.pdostatement.php" text:style-name="Internet_20_link" text:visited-style-name="Visited_20_Internet_20_Link">https://www.php.net/manual/es/class.pdostatement.php</text:a></text:p>
      <text:p text:style-name="P69"/>
      <text:p text:style-name="P69"><text:a xlink:type="simple" xlink:href="https://www.php.net/manual/es/sqlite3.prepare.php" text:style-name="Internet_20_link" text:visited-style-name="Visited_20_Internet_20_Link">https://www.php.net/manual/es/sqlite3.prepare.php</text:a></text:p>
      <text:p text:style-name="P69"/>
      <text:p text:style-name="P69"><text:a xlink:type="simple" xlink:href="http://apuntaweb.blogspot.com/2014/02/motivos-para-usar-php-con-pdo-siempre.html" text:style-name="Internet_20_link" text:visited-style-name="Visited_20_Internet_20_Link">http://apuntaweb.blogspot.com/2014/02/motivos-para-usar-php-con-pdo-siempre.html</text:a></text:p>
      <text:p text:style-name="P69"/>
      <text:p text:style-name="P69"/>
      <text:p text:style-name="P30"><text:soft-page-break/></text:p>
      <text:p text:style-name="P30"><text:line-break/></text:p>
      <text:p text:style-name="P25"/>
      <text:p text:style-name="P23"/>
      <text:p text:style-name="P23"/>
      <text:p text:style-name="P22"/>
      <text:p text:style-name="P22"/>
      <text:p text:style-name="P21"/>
      <text:p text:style-name="P21"/>
      <text:p text:style-name="P20"/>
      <text:p text:style-name="P19"/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0-05T16:16:51.865000000</dc:date>
    <meta:editing-duration>P2DT2H56M12S</meta:editing-duration>
    <meta:editing-cycles>27</meta:editing-cycles>
    <meta:generator>LibreOffice/5.3.6.1$Windows_x86 LibreOffice_project/686f202eff87ef707079aeb7f485847613344eb7</meta:generator>
    <meta:document-statistic meta:table-count="0" meta:image-count="0" meta:object-count="0" meta:page-count="5" meta:paragraph-count="94" meta:word-count="328" meta:character-count="5208" meta:non-whitespace-character-count="4955"/>
  </office:meta>
</office:document-meta>
</file>